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441in" fo:break-before="auto" fo:break-after="auto" table:align="lef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2.8736in"/>
    </style:style>
    <style:style style:name="Table1.C" style:family="table-column">
      <style:table-column-properties style:column-width="0.5118in"/>
    </style:style>
    <style:style style:name="Table1.D" style:family="table-column">
      <style:table-column-properties style:column-width="0.8681in"/>
    </style:style>
    <style:style style:name="Table1.1" style:family="table-row">
      <style:table-row-properties style:min-row-height="0.1965in"/>
    </style:style>
    <style:style style:name="Table1.A1" style:family="table-cell">
      <style:table-cell-properties style:vertical-align="middle" fo:background-color="#ccffcc" fo:padding="0.0382in" fo:border-left="0.05pt solid #aea79f" fo:border-right="none" fo:border-top="0.05pt solid #aea79f" fo:border-bottom="0.05pt solid #e6e6ff">
        <style:background-image/>
      </style:table-cell-properties>
    </style:style>
    <style:style style:name="Table1.C1" style:family="table-cell">
      <style:table-cell-properties style:vertical-align="middle" fo:background-color="#ccffcc" fo:padding="0.0382in" fo:border-left="0.05pt solid #e6e6ff" fo:border-right="0.05pt solid #aea79f" fo:border-top="0.05pt solid #aea79f" fo:border-bottom="0.05pt solid #e6e6ff">
        <style:background-image/>
      </style:table-cell-properties>
    </style:style>
    <style:style style:name="Table1.A2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e1.C2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e1.D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1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1.B3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e1.C3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e1.D3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1.A4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1.B4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e1.C4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e1.D4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2" style:family="table">
      <style:table-properties style:width="6.5021in" fo:break-before="auto" fo:break-after="auto" table:align="left"/>
    </style:style>
    <style:style style:name="Table2.A" style:family="table-column">
      <style:table-column-properties style:column-width="2.1271in"/>
    </style:style>
    <style:style style:name="Table2.B" style:family="table-column">
      <style:table-column-properties style:column-width="3.0583in"/>
    </style:style>
    <style:style style:name="Table2.C" style:family="table-column">
      <style:table-column-properties style:column-width="1.3167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2" style:family="table-cell">
      <style:table-cell-properties fo:padding="0.0382in" fo:border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" fo:font-size="7pt" fo:language="es" fo:country="ES" style:text-underline-style="none" fo:font-weight="normal" officeooo:rsid="0002f16f" officeooo:paragraph-rsid="014368aa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" fo:font-size="7pt" fo:language="es" fo:country="ES" style:text-underline-style="none" fo:font-weight="normal" officeooo:rsid="0002f16f" officeooo:paragraph-rsid="010a685e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333333" style:font-name="Liberation Sans" fo:font-size="11pt" fo:language="es" fo:country="ES" style:text-underline-style="none" fo:font-weight="bold" officeooo:rsid="0148b898" officeooo:paragraph-rsid="0148b898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66666" style:font-name="Liberation Sans" fo:font-size="9pt" fo:language="es" fo:country="ES" style:text-underline-style="none" fo:font-weight="normal" officeooo:rsid="010e6c3f" officeooo:paragraph-rsid="0148b898" style:font-size-asian="9pt" style:font-weight-asian="normal" style:font-size-complex="9pt" style:font-weight-complex="normal"/>
    </style:style>
    <style:style style:name="P6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" fo:font-size="6pt" fo:language="es" fo:country="ES" style:text-underline-style="none" fo:font-weight="normal" officeooo:rsid="003d48ec" officeooo:paragraph-rsid="0050b940" style:font-size-asian="6pt" style:font-weight-asian="normal" style:font-size-complex="6pt" style:font-weight-complex="normal"/>
    </style:style>
    <style:style style:name="P7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" fo:font-size="6pt" fo:language="es" fo:country="ES" style:text-underline-style="none" fo:font-weight="bold" officeooo:rsid="00846887" officeooo:paragraph-rsid="004eaa52" style:font-size-asian="6pt" style:font-weight-asian="bold" style:font-size-complex="6pt" style:font-weight-complex="bold"/>
    </style:style>
    <style:style style:name="P8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333333" style:font-name="Liberation Sans" fo:font-size="7pt" fo:language="es" fo:country="ES" style:text-underline-style="none" fo:font-weight="bold" officeooo:rsid="0001d2ae" officeooo:paragraph-rsid="010a685e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" fo:font-size="7pt" fo:language="es" fo:country="ES" style:text-underline-style="none" fo:font-weight="bold" officeooo:paragraph-rsid="014f8973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" fo:font-size="7pt" fo:language="es" fo:country="ES" style:text-underline-style="none" fo:font-weight="bold" officeooo:rsid="003980d2" officeooo:paragraph-rsid="015172de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" fo:font-size="7pt" fo:language="es" fo:country="ES" style:text-underline-style="none" fo:font-weight="normal" officeooo:rsid="010e6c3f" officeooo:paragraph-rsid="01206cea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666666" style:font-name="Liberation Sans Narrow" fo:font-size="10pt" fo:language="es" fo:country="ES" style:text-underline-style="none" fo:font-weight="bold" officeooo:rsid="010e6c3f" officeooo:paragraph-rsid="0134f522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9pt" officeooo:rsid="0148b898" officeooo:paragraph-rsid="0148b898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148b898" officeooo:paragraph-rsid="0148b898" style:font-weight-asian="bold" style:font-size-complex="9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" fo:font-size="7pt" fo:language="es" fo:country="ES" style:text-underline-style="none" fo:font-weight="normal" officeooo:rsid="0002f16f" officeooo:paragraph-rsid="014368aa" style:font-size-asian="7pt" style:font-weight-asian="normal" style:font-size-complex="7pt" style:font-weight-complex="normal"/>
    </style:style>
    <style:style style:name="P1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" fo:font-size="7pt" fo:language="es" fo:country="ES" style:text-underline-style="none" fo:font-weight="bold" officeooo:rsid="003980d2" officeooo:paragraph-rsid="01544cde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" fo:font-size="7pt" fo:language="es" fo:country="ES" style:text-underline-style="none" fo:font-weight="bold" officeooo:rsid="01529297" officeooo:paragraph-rsid="01544cde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0.4339in"/>
        </style:tab-stops>
      </style:paragraph-properties>
      <style:text-properties fo:color="#333333" style:font-name="Liberation Sans" fo:font-size="7pt" fo:language="es" fo:country="ES" style:text-underline-style="none" fo:font-weight="bold" officeooo:rsid="0001d2ae" officeooo:paragraph-rsid="010a685e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333333" style:font-name="Liberation Sans" fo:font-size="7pt" fo:language="es" fo:country="ES" style:text-underline-style="none" fo:font-weight="bold" officeooo:rsid="0001d2ae" officeooo:paragraph-rsid="010a685e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" fo:font-size="7pt" fo:language="es" fo:country="ES" style:text-underline-style="none" fo:font-weight="bold" officeooo:rsid="01564562" officeooo:paragraph-rsid="01564562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" fo:font-size="9pt" fo:language="es" fo:country="ES" style:text-underline-style="none" fo:font-weight="bold" officeooo:rsid="003980d2" officeooo:paragraph-rsid="01529297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" fo:font-size="9pt" fo:language="es" fo:country="ES" style:text-underline-style="none" fo:font-weight="bold" officeooo:rsid="01529297" officeooo:paragraph-rsid="01529297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9pt" officeooo:rsid="0148b898" officeooo:paragraph-rsid="0148b898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font-size="9pt" fo:font-weight="bold" officeooo:rsid="01529297" officeooo:paragraph-rsid="01529297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9pt" fo:font-weight="bold" officeooo:rsid="0148b898" officeooo:paragraph-rsid="0148b898" style:font-weight-asian="bold" style:font-size-complex="9pt" style:font-weight-complex="bold"/>
    </style:style>
    <style:style style:name="T1" style:family="text">
      <style:text-properties officeooo:rsid="013edd81"/>
    </style:style>
    <style:style style:name="T2" style:family="text">
      <style:text-properties officeooo:rsid="0148b89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980d2" style:font-weight-asian="normal" style:font-weight-complex="normal"/>
    </style:style>
    <style:style style:name="T5" style:family="text">
      <style:text-properties officeooo:rsid="01544c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4">DATOS CLIENTE</text:p>
          </table:table-cell>
          <table:covered-table-cell/>
          <table:table-cell table:style-name="Table1.C1" table:number-columns-spanned="2" office:value-type="string">
            <text:p text:style-name="P12"/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9"><text:span text:style-name="T1">CLIENTE</text:span>: <text:s/><text:span text:style-name="T4"><text:placeholder text:placeholder-type="text">&lt;party&gt;</text:placeholder></text:span></text:p>
          </table:table-cell>
          <table:covered-table-cell/>
          <table:table-cell table:style-name="Table1.C2" office:value-type="string">
            <text:p text:style-name="P18">FECH<text:span text:style-name="T2">A</text:span>:</text:p>
          </table:table-cell>
          <table:table-cell table:style-name="Table1.D2" office:value-type="string">
            <text:p text:style-name="P3"><text:placeholder text:placeholder-type="text">&lt;time.strftime('%d/%m/%Y')&gt;</text:placeholder></text:p>
          </table:table-cell>
        </table:table-row>
        <table:table-row table:style-name="Table1.1">
          <table:table-cell table:style-name="Table1.A4" office:value-type="string">
            <text:p text:style-name="P10"><text:span text:style-name="T2">C.I/RUC</text:span>.: <text:span text:style-name="T3"><text:placeholder text:placeholder-type="text">&lt;id&gt;</text:placeholder></text:span></text:p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8"/>
          </table:table-cell>
          <table:table-cell table:style-name="Table1.D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0">PERÍODO INICIAL: <text:span text:style-name="T4"><text:placeholder text:placeholder-type="text">&lt;inicio&gt;</text:placeholder></text:span></text:p>
          </table:table-cell>
          <table:table-cell table:style-name="Table1.B4" office:value-type="string">
            <text:p text:style-name="P20">PERÍODO FINAL: <text:span text:style-name="T4"><text:placeholder text:placeholder-type="text">&lt;fin&gt;</text:placeholder></text:span></text:p>
          </table:table-cell>
          <table:table-cell table:style-name="Table1.C4" office:value-type="string">
            <text:p text:style-name="P8"/>
          </table:table-cell>
          <table:table-cell table:style-name="Table1.D4" office:value-type="string">
            <text:p text:style-name="P2"/>
          </table:table-cell>
        </table:table-row>
      </table:table>
      <text:p text:style-name="P6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TIPO COMPROBANTE</text:p>
          </table:table-cell>
          <table:table-cell table:style-name="Table2.A1" office:value-type="string">
            <text:p text:style-name="P14">COMPROBANTES <text:span text:style-name="T5">EMITIDOS</text:span></text:p>
          </table:table-cell>
          <table:table-cell table:style-name="Table2.C1" office:value-type="string">
            <text:p text:style-name="P14">VALOR TOTAL</text:p>
          </table:table-cell>
        </table:table-row>
        <table:table-row>
          <table:table-cell table:style-name="Table2.A2" office:value-type="string">
            <text:p text:style-name="P13">FACTURAS</text:p>
          </table:table-cell>
          <table:table-cell table:style-name="Table2.A2" office:value-type="string">
            <text:p text:style-name="P21"><text:span text:style-name="T3"><text:placeholder text:placeholder-type="text">&lt;contador_invoice&gt;</text:placeholder></text:span></text:p>
          </table:table-cell>
          <table:table-cell table:style-name="Table2.C2" office:value-type="string">
            <text:p text:style-name="P16"><text:span text:style-name="T3"><text:placeholder text:placeholder-type="text">&lt;value_invoice&gt;</text:placeholder></text:span></text:p>
          </table:table-cell>
        </table:table-row>
        <table:table-row>
          <table:table-cell table:style-name="Table2.A3" office:value-type="string">
            <text:p text:style-name="P13">NOTAS DE CRÉDITO</text:p>
          </table:table-cell>
          <table:table-cell table:style-name="Table2.A3" office:value-type="string">
            <text:p text:style-name="P21"><text:span text:style-name="T3"><text:placeholder text:placeholder-type="text">&lt;contador_credit&gt;</text:placeholder></text:span></text:p>
          </table:table-cell>
          <table:table-cell table:style-name="Table2.C3" office:value-type="string">
            <text:p text:style-name="P16"><text:span text:style-name="T3"><text:placeholder text:placeholder-type="text">&lt;value_credit&gt;</text:placeholder></text:span></text:p>
          </table:table-cell>
        </table:table-row>
        <table:table-row>
          <table:table-cell table:style-name="Table2.A3" office:value-type="string">
            <text:p text:style-name="P13">NOTAS DE DÉBITO</text:p>
          </table:table-cell>
          <table:table-cell table:style-name="Table2.A3" office:value-type="string">
            <text:p text:style-name="P21"><text:span text:style-name="T3"><text:placeholder text:placeholder-type="text">&lt;contador_debit&gt;</text:placeholder></text:span></text:p>
          </table:table-cell>
          <table:table-cell table:style-name="Table2.C3" office:value-type="string">
            <text:p text:style-name="P16"><text:span text:style-name="T3"><text:placeholder text:placeholder-type="text">&lt;value_debit&gt;</text:placeholder></text:span></text:p>
          </table:table-cell>
        </table:table-row>
        <table:table-row>
          <table:table-cell table:style-name="Table2.A3" office:value-type="string">
            <text:p text:style-name="P13">COMPROBANTES DE RETENCIÓN</text:p>
          </table:table-cell>
          <table:table-cell table:style-name="Table2.A3" office:value-type="string">
            <text:p text:style-name="P21"><text:span text:style-name="T3"><text:placeholder text:placeholder-type="text">&lt;contador_withholding&gt;</text:placeholder></text:span></text:p>
          </table:table-cell>
          <table:table-cell table:style-name="Table2.C3" office:value-type="string">
            <text:p text:style-name="P16"><text:span text:style-name="T3"><text:placeholder text:placeholder-type="text">&lt;value_withholding&gt;</text:placeholder></text:span></text:p>
          </table:table-cell>
        </table:table-row>
        <table:table-row>
          <table:table-cell table:style-name="Table2.A3" office:value-type="string">
            <text:p text:style-name="P13">GUÍAS DE REMISIÓN</text:p>
          </table:table-cell>
          <table:table-cell table:style-name="Table2.A3" office:value-type="string">
            <text:p text:style-name="P21"><text:span text:style-name="T3"><text:placeholder text:placeholder-type="text">&lt;contador_shipment&gt;</text:placeholder></text:span></text:p>
          </table:table-cell>
          <table:table-cell table:style-name="Table2.C3" office:value-type="string">
            <text:p text:style-name="P16"><text:span text:style-name="T3"><text:placeholder text:placeholder-type="text">&lt;value_shipment&gt;</text:placeholder></text:span></text:p>
          </table:table-cell>
        </table:table-row>
        <table:table-row>
          <table:table-cell table:style-name="Table2.A3" office:value-type="string">
            <text:p text:style-name="P24">TOTAL</text:p>
          </table:table-cell>
          <table:table-cell table:style-name="Table2.A3" office:value-type="string">
            <text:p text:style-name="P22"><text:span text:style-name="T4"><text:placeholder text:placeholder-type="text">&lt;total_voucher&gt;</text:placeholder></text:span></text:p>
          </table:table-cell>
          <table:table-cell table:style-name="Table2.C3" office:value-type="string">
            <text:p text:style-name="P17"><text:span text:style-name="T4"><text:placeholder text:placeholder-type="text">&lt;total_value&gt;</text:placeholder></text:span>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9in" fo:margin-bottom="0.789in" fo:margin-left="0.789in" fo:margin-right="0.789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7161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5-02-25T10:19:26.679272715</meta:creation-date>
    <meta:editing-cycles>1</meta:editing-cycles>
    <meta:editing-duration>P0D</meta:editing-duration>
    <meta:document-statistic meta:table-count="2" meta:image-count="0" meta:object-count="0" meta:page-count="1" meta:paragraph-count="28" meta:word-count="46" meta:character-count="489" meta:non-whitespace-character-count="470"/>
    <meta:user-defined meta:name="Info 1"/>
    <meta:user-defined meta:name="Info 2"/>
    <meta:user-defined meta:name="Info 3"/>
    <meta:user-defined meta:name="Info 4"/>
  </office:meta>
</office:document-meta>
</file>